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1:11:5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262688" calcext:value-type="float">
            <text:p>262688</text:p>
          </table:table-cell>
          <table:table-cell office:value-type="float" office:value="250744" calcext:value-type="float">
            <text:p>250744</text:p>
          </table:table-cell>
          <table:table-cell office:value-type="float" office:value="11944" calcext:value-type="float">
            <text:p>11944</text:p>
          </table:table-cell>
          <table:table-cell/>
          <table:table-cell office:value-type="float" office:value="337736" calcext:value-type="float">
            <text:p>337736</text:p>
          </table:table-cell>
          <table:table-cell office:value-type="float" office:value="321743" calcext:value-type="float">
            <text:p>321743</text:p>
          </table:table-cell>
          <table:table-cell office:value-type="float" office:value="15993" calcext:value-type="float">
            <text:p>15993</text:p>
          </table:table-cell>
          <table:table-cell/>
          <table:table-cell office:value-type="float" office:value="1043245" calcext:value-type="float">
            <text:p>1043245</text:p>
          </table:table-cell>
          <table:table-cell office:value-type="float" office:value="978473" calcext:value-type="float">
            <text:p>978473</text:p>
          </table:table-cell>
          <table:table-cell office:value-type="float" office:value="64772" calcext:value-type="float">
            <text:p>64772</text:p>
          </table:table-cell>
          <table:table-cell/>
          <table:table-cell table:formula="of:=[.M2]/([.E2]+[.I2]+[.M2])" office:value-type="percentage" office:value="0.698659245596436" calcext:value-type="percentage">
            <text:p>69.87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83181" calcext:value-type="float">
            <text:p>183181</text:p>
          </table:table-cell>
          <table:table-cell office:value-type="float" office:value="169738" calcext:value-type="float">
            <text:p>169738</text:p>
          </table:table-cell>
          <table:table-cell office:value-type="float" office:value="13443" calcext:value-type="float">
            <text:p>13443</text:p>
          </table:table-cell>
          <table:table-cell/>
          <table:table-cell office:value-type="float" office:value="328597" calcext:value-type="float">
            <text:p>328597</text:p>
          </table:table-cell>
          <table:table-cell office:value-type="float" office:value="311062" calcext:value-type="float">
            <text:p>311062</text:p>
          </table:table-cell>
          <table:table-cell office:value-type="float" office:value="17535" calcext:value-type="float">
            <text:p>17535</text:p>
          </table:table-cell>
          <table:table-cell/>
          <table:table-cell office:value-type="float" office:value="1032335" calcext:value-type="float">
            <text:p>1032335</text:p>
          </table:table-cell>
          <table:table-cell office:value-type="float" office:value="967927" calcext:value-type="float">
            <text:p>967927</text:p>
          </table:table-cell>
          <table:table-cell office:value-type="float" office:value="64408" calcext:value-type="float">
            <text:p>64408</text:p>
          </table:table-cell>
          <table:table-cell/>
          <table:table-cell table:formula="of:=[.M3]/([.E3]+[.I3]+[.M3])" office:value-type="percentage" office:value="0.675235359486717" calcext:value-type="percentage">
            <text:p>67.5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21753" calcext:value-type="float">
            <text:p>21753</text:p>
          </table:table-cell>
          <table:table-cell office:value-type="float" office:value="9424" calcext:value-type="float">
            <text:p>9424</text:p>
          </table:table-cell>
          <table:table-cell office:value-type="float" office:value="12329" calcext:value-type="float">
            <text:p>12329</text:p>
          </table:table-cell>
          <table:table-cell/>
          <table:table-cell office:value-type="float" office:value="43130" calcext:value-type="float">
            <text:p>43130</text:p>
          </table:table-cell>
          <table:table-cell office:value-type="float" office:value="26165" calcext:value-type="float">
            <text:p>26165</text:p>
          </table:table-cell>
          <table:table-cell office:value-type="float" office:value="16965" calcext:value-type="float">
            <text:p>16965</text:p>
          </table:table-cell>
          <table:table-cell/>
          <table:table-cell office:value-type="float" office:value="215766" calcext:value-type="float">
            <text:p>215766</text:p>
          </table:table-cell>
          <table:table-cell office:value-type="float" office:value="149944" calcext:value-type="float">
            <text:p>149944</text:p>
          </table:table-cell>
          <table:table-cell office:value-type="float" office:value="65822" calcext:value-type="float">
            <text:p>65822</text:p>
          </table:table-cell>
          <table:table-cell/>
          <table:table-cell table:formula="of:=[.M4]/([.E4]+[.I4]+[.M4])" office:value-type="percentage" office:value="0.692018167290466" calcext:value-type="percentage">
            <text:p>69.20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67604" calcext:value-type="float">
            <text:p>167604</text:p>
          </table:table-cell>
          <table:table-cell office:value-type="float" office:value="154937" calcext:value-type="float">
            <text:p>154937</text:p>
          </table:table-cell>
          <table:table-cell office:value-type="float" office:value="12667" calcext:value-type="float">
            <text:p>12667</text:p>
          </table:table-cell>
          <table:table-cell/>
          <table:table-cell office:value-type="float" office:value="321022" calcext:value-type="float">
            <text:p>321022</text:p>
          </table:table-cell>
          <table:table-cell office:value-type="float" office:value="303520" calcext:value-type="float">
            <text:p>303520</text:p>
          </table:table-cell>
          <table:table-cell office:value-type="float" office:value="17502" calcext:value-type="float">
            <text:p>17502</text:p>
          </table:table-cell>
          <table:table-cell/>
          <table:table-cell office:value-type="float" office:value="1030175" calcext:value-type="float">
            <text:p>1030175</text:p>
          </table:table-cell>
          <table:table-cell office:value-type="float" office:value="966244" calcext:value-type="float">
            <text:p>966244</text:p>
          </table:table-cell>
          <table:table-cell office:value-type="float" office:value="63931" calcext:value-type="float">
            <text:p>63931</text:p>
          </table:table-cell>
          <table:table-cell/>
          <table:table-cell table:formula="of:=[.M5]/([.E5]+[.I5]+[.M5])" office:value-type="percentage" office:value="0.679394261424017" calcext:value-type="percentage">
            <text:p>67.94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70994" calcext:value-type="float">
            <text:p>170994</text:p>
          </table:table-cell>
          <table:table-cell office:value-type="float" office:value="158236" calcext:value-type="float">
            <text:p>158236</text:p>
          </table:table-cell>
          <table:table-cell office:value-type="float" office:value="12758" calcext:value-type="float">
            <text:p>12758</text:p>
          </table:table-cell>
          <table:table-cell/>
          <table:table-cell office:value-type="float" office:value="327088" calcext:value-type="float">
            <text:p>327088</text:p>
          </table:table-cell>
          <table:table-cell office:value-type="float" office:value="309470" calcext:value-type="float">
            <text:p>309470</text:p>
          </table:table-cell>
          <table:table-cell office:value-type="float" office:value="17618" calcext:value-type="float">
            <text:p>17618</text:p>
          </table:table-cell>
          <table:table-cell/>
          <table:table-cell office:value-type="float" office:value="1040044" calcext:value-type="float">
            <text:p>1040044</text:p>
          </table:table-cell>
          <table:table-cell office:value-type="float" office:value="975280" calcext:value-type="float">
            <text:p>975280</text:p>
          </table:table-cell>
          <table:table-cell office:value-type="float" office:value="64764" calcext:value-type="float">
            <text:p>64764</text:p>
          </table:table-cell>
          <table:table-cell/>
          <table:table-cell table:formula="of:=[.M6]/([.E6]+[.I6]+[.M6])" office:value-type="percentage" office:value="0.680723144839184" calcext:value-type="percentage">
            <text:p>68.0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69846" calcext:value-type="float">
            <text:p>169846</text:p>
          </table:table-cell>
          <table:table-cell office:value-type="float" office:value="157654" calcext:value-type="float">
            <text:p>157654</text:p>
          </table:table-cell>
          <table:table-cell office:value-type="float" office:value="12192" calcext:value-type="float">
            <text:p>12192</text:p>
          </table:table-cell>
          <table:table-cell/>
          <table:table-cell office:value-type="float" office:value="311892" calcext:value-type="float">
            <text:p>311892</text:p>
          </table:table-cell>
          <table:table-cell office:value-type="float" office:value="295562" calcext:value-type="float">
            <text:p>295562</text:p>
          </table:table-cell>
          <table:table-cell office:value-type="float" office:value="16330" calcext:value-type="float">
            <text:p>16330</text:p>
          </table:table-cell>
          <table:table-cell/>
          <table:table-cell office:value-type="float" office:value="1054556" calcext:value-type="float">
            <text:p>1054556</text:p>
          </table:table-cell>
          <table:table-cell office:value-type="float" office:value="990100" calcext:value-type="float">
            <text:p>990100</text:p>
          </table:table-cell>
          <table:table-cell office:value-type="float" office:value="64456" calcext:value-type="float">
            <text:p>64456</text:p>
          </table:table-cell>
          <table:table-cell/>
          <table:table-cell table:formula="of:=[.M7]/([.E7]+[.I7]+[.M7])" office:value-type="percentage" office:value="0.693239260900428" calcext:value-type="percentage">
            <text:p>69.32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67478" calcext:value-type="float">
            <text:p>167478</text:p>
          </table:table-cell>
          <table:table-cell office:value-type="float" office:value="155582" calcext:value-type="float">
            <text:p>155582</text:p>
          </table:table-cell>
          <table:table-cell office:value-type="float" office:value="11896" calcext:value-type="float">
            <text:p>11896</text:p>
          </table:table-cell>
          <table:table-cell/>
          <table:table-cell office:value-type="float" office:value="307314" calcext:value-type="float">
            <text:p>307314</text:p>
          </table:table-cell>
          <table:table-cell office:value-type="float" office:value="291155" calcext:value-type="float">
            <text:p>291155</text:p>
          </table:table-cell>
          <table:table-cell office:value-type="float" office:value="16159" calcext:value-type="float">
            <text:p>16159</text:p>
          </table:table-cell>
          <table:table-cell/>
          <table:table-cell office:value-type="float" office:value="1055252" calcext:value-type="float">
            <text:p>1055252</text:p>
          </table:table-cell>
          <table:table-cell office:value-type="float" office:value="990316" calcext:value-type="float">
            <text:p>990316</text:p>
          </table:table-cell>
          <table:table-cell office:value-type="float" office:value="64936" calcext:value-type="float">
            <text:p>64936</text:p>
          </table:table-cell>
          <table:table-cell/>
          <table:table-cell table:formula="of:=[.M8]/([.E8]+[.I8]+[.M8])" office:value-type="percentage" office:value="0.698304136959491" calcext:value-type="percentage">
            <text:p>69.83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169044" calcext:value-type="float">
            <text:p>169044</text:p>
          </table:table-cell>
          <table:table-cell office:value-type="float" office:value="156454" calcext:value-type="float">
            <text:p>156454</text:p>
          </table:table-cell>
          <table:table-cell office:value-type="float" office:value="12590" calcext:value-type="float">
            <text:p>12590</text:p>
          </table:table-cell>
          <table:table-cell/>
          <table:table-cell office:value-type="float" office:value="311213" calcext:value-type="float">
            <text:p>311213</text:p>
          </table:table-cell>
          <table:table-cell office:value-type="float" office:value="294328" calcext:value-type="float">
            <text:p>294328</text:p>
          </table:table-cell>
          <table:table-cell office:value-type="float" office:value="16885" calcext:value-type="float">
            <text:p>16885</text:p>
          </table:table-cell>
          <table:table-cell/>
          <table:table-cell office:value-type="float" office:value="1059839" calcext:value-type="float">
            <text:p>1059839</text:p>
          </table:table-cell>
          <table:table-cell office:value-type="float" office:value="995255" calcext:value-type="float">
            <text:p>995255</text:p>
          </table:table-cell>
          <table:table-cell office:value-type="float" office:value="64584" calcext:value-type="float">
            <text:p>64584</text:p>
          </table:table-cell>
          <table:table-cell/>
          <table:table-cell table:formula="of:=[.M9]/([.E9]+[.I9]+[.M9])" office:value-type="percentage" office:value="0.686632858099703" calcext:value-type="percentage">
            <text:p>68.66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3663" calcext:value-type="float">
            <text:p>23663</text:p>
          </table:table-cell>
          <table:table-cell office:value-type="float" office:value="11011" calcext:value-type="float">
            <text:p>11011</text:p>
          </table:table-cell>
          <table:table-cell office:value-type="float" office:value="12652" calcext:value-type="float">
            <text:p>12652</text:p>
          </table:table-cell>
          <table:table-cell/>
          <table:table-cell office:value-type="float" office:value="43917" calcext:value-type="float">
            <text:p>43917</text:p>
          </table:table-cell>
          <table:table-cell office:value-type="float" office:value="27101" calcext:value-type="float">
            <text:p>27101</text:p>
          </table:table-cell>
          <table:table-cell office:value-type="float" office:value="16816" calcext:value-type="float">
            <text:p>16816</text:p>
          </table:table-cell>
          <table:table-cell/>
          <table:table-cell office:value-type="float" office:value="213012" calcext:value-type="float">
            <text:p>213012</text:p>
          </table:table-cell>
          <table:table-cell office:value-type="float" office:value="148955" calcext:value-type="float">
            <text:p>148955</text:p>
          </table:table-cell>
          <table:table-cell office:value-type="float" office:value="64057" calcext:value-type="float">
            <text:p>64057</text:p>
          </table:table-cell>
          <table:table-cell/>
          <table:table-cell table:formula="of:=[.M10]/([.E10]+[.I10]+[.M10])" office:value-type="percentage" office:value="0.68491847099706" calcext:value-type="percentage">
            <text:p>68.49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37226" calcext:value-type="float">
            <text:p>37226</text:p>
          </table:table-cell>
          <table:table-cell office:value-type="float" office:value="24224" calcext:value-type="float">
            <text:p>24224</text:p>
          </table:table-cell>
          <table:table-cell office:value-type="float" office:value="13002" calcext:value-type="float">
            <text:p>13002</text:p>
          </table:table-cell>
          <table:table-cell/>
          <table:table-cell office:value-type="float" office:value="80633" calcext:value-type="float">
            <text:p>80633</text:p>
          </table:table-cell>
          <table:table-cell office:value-type="float" office:value="63597" calcext:value-type="float">
            <text:p>63597</text:p>
          </table:table-cell>
          <table:table-cell office:value-type="float" office:value="17036" calcext:value-type="float">
            <text:p>17036</text:p>
          </table:table-cell>
          <table:table-cell/>
          <table:table-cell office:value-type="float" office:value="360894" calcext:value-type="float">
            <text:p>360894</text:p>
          </table:table-cell>
          <table:table-cell office:value-type="float" office:value="296747" calcext:value-type="float">
            <text:p>296747</text:p>
          </table:table-cell>
          <table:table-cell office:value-type="float" office:value="64147" calcext:value-type="float">
            <text:p>64147</text:p>
          </table:table-cell>
          <table:table-cell/>
          <table:table-cell table:formula="of:=[.M11]/([.E11]+[.I11]+[.M11])" office:value-type="percentage" office:value="0.681074481074481" calcext:value-type="percentage">
            <text:p>68.11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156622" calcext:value-type="float">
            <text:p>156622</text:p>
          </table:table-cell>
          <table:table-cell office:value-type="float" office:value="144466" calcext:value-type="float">
            <text:p>144466</text:p>
          </table:table-cell>
          <table:table-cell office:value-type="float" office:value="12156" calcext:value-type="float">
            <text:p>12156</text:p>
          </table:table-cell>
          <table:table-cell/>
          <table:table-cell office:value-type="float" office:value="300275" calcext:value-type="float">
            <text:p>300275</text:p>
          </table:table-cell>
          <table:table-cell office:value-type="float" office:value="283994" calcext:value-type="float">
            <text:p>283994</text:p>
          </table:table-cell>
          <table:table-cell office:value-type="float" office:value="16281" calcext:value-type="float">
            <text:p>16281</text:p>
          </table:table-cell>
          <table:table-cell/>
          <table:table-cell office:value-type="float" office:value="1032253" calcext:value-type="float">
            <text:p>1032253</text:p>
          </table:table-cell>
          <table:table-cell office:value-type="float" office:value="967997" calcext:value-type="float">
            <text:p>967997</text:p>
          </table:table-cell>
          <table:table-cell office:value-type="float" office:value="64256" calcext:value-type="float">
            <text:p>64256</text:p>
          </table:table-cell>
          <table:table-cell/>
          <table:table-cell table:formula="of:=[.M12]/([.E12]+[.I12]+[.M12])" office:value-type="percentage" office:value="0.693213079736334" calcext:value-type="percentage">
            <text:p>69.32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1381" calcext:value-type="float">
            <text:p>21381</text:p>
          </table:table-cell>
          <table:table-cell office:value-type="float" office:value="9328" calcext:value-type="float">
            <text:p>9328</text:p>
          </table:table-cell>
          <table:table-cell office:value-type="float" office:value="12053" calcext:value-type="float">
            <text:p>12053</text:p>
          </table:table-cell>
          <table:table-cell/>
          <table:table-cell office:value-type="float" office:value="42831" calcext:value-type="float">
            <text:p>42831</text:p>
          </table:table-cell>
          <table:table-cell office:value-type="float" office:value="26691" calcext:value-type="float">
            <text:p>26691</text:p>
          </table:table-cell>
          <table:table-cell office:value-type="float" office:value="16140" calcext:value-type="float">
            <text:p>16140</text:p>
          </table:table-cell>
          <table:table-cell/>
          <table:table-cell office:value-type="float" office:value="212767" calcext:value-type="float">
            <text:p>212767</text:p>
          </table:table-cell>
          <table:table-cell office:value-type="float" office:value="147840" calcext:value-type="float">
            <text:p>147840</text:p>
          </table:table-cell>
          <table:table-cell office:value-type="float" office:value="64927" calcext:value-type="float">
            <text:p>64927</text:p>
          </table:table-cell>
          <table:table-cell/>
          <table:table-cell table:formula="of:=[.M13]/([.E13]+[.I13]+[.M13])" office:value-type="percentage" office:value="0.697240120274914" calcext:value-type="percentage">
            <text:p>69.7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64034" calcext:value-type="float">
            <text:p>164034</text:p>
          </table:table-cell>
          <table:table-cell office:value-type="float" office:value="152073" calcext:value-type="float">
            <text:p>152073</text:p>
          </table:table-cell>
          <table:table-cell office:value-type="float" office:value="11961" calcext:value-type="float">
            <text:p>11961</text:p>
          </table:table-cell>
          <table:table-cell/>
          <table:table-cell office:value-type="float" office:value="306381" calcext:value-type="float">
            <text:p>306381</text:p>
          </table:table-cell>
          <table:table-cell office:value-type="float" office:value="290284" calcext:value-type="float">
            <text:p>290284</text:p>
          </table:table-cell>
          <table:table-cell office:value-type="float" office:value="16097" calcext:value-type="float">
            <text:p>16097</text:p>
          </table:table-cell>
          <table:table-cell/>
          <table:table-cell office:value-type="float" office:value="1052773" calcext:value-type="float">
            <text:p>1052773</text:p>
          </table:table-cell>
          <table:table-cell office:value-type="float" office:value="988490" calcext:value-type="float">
            <text:p>988490</text:p>
          </table:table-cell>
          <table:table-cell office:value-type="float" office:value="64283" calcext:value-type="float">
            <text:p>64283</text:p>
          </table:table-cell>
          <table:table-cell/>
          <table:table-cell table:formula="of:=[.M14]/([.E14]+[.I14]+[.M14])" office:value-type="percentage" office:value="0.696147973272977" calcext:value-type="percentage">
            <text:p>69.61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64805" calcext:value-type="float">
            <text:p>164805</text:p>
          </table:table-cell>
          <table:table-cell office:value-type="float" office:value="152575" calcext:value-type="float">
            <text:p>152575</text:p>
          </table:table-cell>
          <table:table-cell office:value-type="float" office:value="12230" calcext:value-type="float">
            <text:p>12230</text:p>
          </table:table-cell>
          <table:table-cell/>
          <table:table-cell office:value-type="float" office:value="305735" calcext:value-type="float">
            <text:p>305735</text:p>
          </table:table-cell>
          <table:table-cell office:value-type="float" office:value="289631" calcext:value-type="float">
            <text:p>289631</text:p>
          </table:table-cell>
          <table:table-cell office:value-type="float" office:value="16104" calcext:value-type="float">
            <text:p>16104</text:p>
          </table:table-cell>
          <table:table-cell/>
          <table:table-cell office:value-type="float" office:value="1055250" calcext:value-type="float">
            <text:p>1055250</text:p>
          </table:table-cell>
          <table:table-cell office:value-type="float" office:value="990714" calcext:value-type="float">
            <text:p>990714</text:p>
          </table:table-cell>
          <table:table-cell office:value-type="float" office:value="64536" calcext:value-type="float">
            <text:p>64536</text:p>
          </table:table-cell>
          <table:table-cell/>
          <table:table-cell table:formula="of:=[.M15]/([.E15]+[.I15]+[.M15])" office:value-type="percentage" office:value="0.694906859050285" calcext:value-type="percentage">
            <text:p>69.49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231272" calcext:value-type="float">
            <text:p>231272</text:p>
          </table:table-cell>
          <table:table-cell office:value-type="float" office:value="218793" calcext:value-type="float">
            <text:p>218793</text:p>
          </table:table-cell>
          <table:table-cell office:value-type="float" office:value="12479" calcext:value-type="float">
            <text:p>12479</text:p>
          </table:table-cell>
          <table:table-cell/>
          <table:table-cell office:value-type="float" office:value="323824" calcext:value-type="float">
            <text:p>323824</text:p>
          </table:table-cell>
          <table:table-cell office:value-type="float" office:value="306314" calcext:value-type="float">
            <text:p>306314</text:p>
          </table:table-cell>
          <table:table-cell office:value-type="float" office:value="17510" calcext:value-type="float">
            <text:p>17510</text:p>
          </table:table-cell>
          <table:table-cell/>
          <table:table-cell office:value-type="float" office:value="1040417" calcext:value-type="float">
            <text:p>1040417</text:p>
          </table:table-cell>
          <table:table-cell office:value-type="float" office:value="975975" calcext:value-type="float">
            <text:p>975975</text:p>
          </table:table-cell>
          <table:table-cell office:value-type="float" office:value="64442" calcext:value-type="float">
            <text:p>64442</text:p>
          </table:table-cell>
          <table:table-cell/>
          <table:table-cell table:formula="of:=[.M16]/([.E16]+[.I16]+[.M16])" office:value-type="percentage" office:value="0.682424203916087" calcext:value-type="percentage">
            <text:p>68.24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64787" calcext:value-type="float">
            <text:p>164787</text:p>
          </table:table-cell>
          <table:table-cell office:value-type="float" office:value="152242" calcext:value-type="float">
            <text:p>152242</text:p>
          </table:table-cell>
          <table:table-cell office:value-type="float" office:value="12545" calcext:value-type="float">
            <text:p>12545</text:p>
          </table:table-cell>
          <table:table-cell/>
          <table:table-cell office:value-type="float" office:value="314387" calcext:value-type="float">
            <text:p>314387</text:p>
          </table:table-cell>
          <table:table-cell office:value-type="float" office:value="297284" calcext:value-type="float">
            <text:p>297284</text:p>
          </table:table-cell>
          <table:table-cell office:value-type="float" office:value="17103" calcext:value-type="float">
            <text:p>17103</text:p>
          </table:table-cell>
          <table:table-cell/>
          <table:table-cell office:value-type="float" office:value="1046707" calcext:value-type="float">
            <text:p>1046707</text:p>
          </table:table-cell>
          <table:table-cell office:value-type="float" office:value="981044" calcext:value-type="float">
            <text:p>981044</text:p>
          </table:table-cell>
          <table:table-cell office:value-type="float" office:value="65663" calcext:value-type="float">
            <text:p>65663</text:p>
          </table:table-cell>
          <table:table-cell/>
          <table:table-cell table:formula="of:=[.M17]/([.E17]+[.I17]+[.M17])" office:value-type="percentage" office:value="0.688934120930428" calcext:value-type="percentage">
            <text:p>68.89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23474" calcext:value-type="float">
            <text:p>23474</text:p>
          </table:table-cell>
          <table:table-cell office:value-type="float" office:value="10214" calcext:value-type="float">
            <text:p>10214</text:p>
          </table:table-cell>
          <table:table-cell office:value-type="float" office:value="13260" calcext:value-type="float">
            <text:p>13260</text:p>
          </table:table-cell>
          <table:table-cell/>
          <table:table-cell office:value-type="float" office:value="45693" calcext:value-type="float">
            <text:p>45693</text:p>
          </table:table-cell>
          <table:table-cell office:value-type="float" office:value="27864" calcext:value-type="float">
            <text:p>27864</text:p>
          </table:table-cell>
          <table:table-cell office:value-type="float" office:value="17829" calcext:value-type="float">
            <text:p>17829</text:p>
          </table:table-cell>
          <table:table-cell/>
          <table:table-cell office:value-type="float" office:value="217712" calcext:value-type="float">
            <text:p>217712</text:p>
          </table:table-cell>
          <table:table-cell office:value-type="float" office:value="152194" calcext:value-type="float">
            <text:p>152194</text:p>
          </table:table-cell>
          <table:table-cell office:value-type="float" office:value="65518" calcext:value-type="float">
            <text:p>65518</text:p>
          </table:table-cell>
          <table:table-cell/>
          <table:table-cell table:formula="of:=[.M18]/([.E18]+[.I18]+[.M18])" office:value-type="percentage" office:value="0.67819102135456" calcext:value-type="percentage">
            <text:p>67.82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22535" calcext:value-type="float">
            <text:p>22535</text:p>
          </table:table-cell>
          <table:table-cell office:value-type="float" office:value="9933" calcext:value-type="float">
            <text:p>9933</text:p>
          </table:table-cell>
          <table:table-cell office:value-type="float" office:value="12602" calcext:value-type="float">
            <text:p>12602</text:p>
          </table:table-cell>
          <table:table-cell/>
          <table:table-cell office:value-type="float" office:value="44370" calcext:value-type="float">
            <text:p>44370</text:p>
          </table:table-cell>
          <table:table-cell office:value-type="float" office:value="27415" calcext:value-type="float">
            <text:p>27415</text:p>
          </table:table-cell>
          <table:table-cell office:value-type="float" office:value="16955" calcext:value-type="float">
            <text:p>16955</text:p>
          </table:table-cell>
          <table:table-cell/>
          <table:table-cell office:value-type="float" office:value="215066" calcext:value-type="float">
            <text:p>215066</text:p>
          </table:table-cell>
          <table:table-cell office:value-type="float" office:value="150167" calcext:value-type="float">
            <text:p>150167</text:p>
          </table:table-cell>
          <table:table-cell office:value-type="float" office:value="64899" calcext:value-type="float">
            <text:p>64899</text:p>
          </table:table-cell>
          <table:table-cell/>
          <table:table-cell table:formula="of:=[.M19]/([.E19]+[.I19]+[.M19])" office:value-type="percentage" office:value="0.68708181587194" calcext:value-type="percentage">
            <text:p>68.71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9216" calcext:value-type="float">
            <text:p>169216</text:p>
          </table:table-cell>
          <table:table-cell office:value-type="float" office:value="156551" calcext:value-type="float">
            <text:p>156551</text:p>
          </table:table-cell>
          <table:table-cell office:value-type="float" office:value="12665" calcext:value-type="float">
            <text:p>12665</text:p>
          </table:table-cell>
          <table:table-cell/>
          <table:table-cell office:value-type="float" office:value="322121" calcext:value-type="float">
            <text:p>322121</text:p>
          </table:table-cell>
          <table:table-cell office:value-type="float" office:value="305076" calcext:value-type="float">
            <text:p>305076</text:p>
          </table:table-cell>
          <table:table-cell office:value-type="float" office:value="17045" calcext:value-type="float">
            <text:p>17045</text:p>
          </table:table-cell>
          <table:table-cell/>
          <table:table-cell office:value-type="float" office:value="1034113" calcext:value-type="float">
            <text:p>1034113</text:p>
          </table:table-cell>
          <table:table-cell office:value-type="float" office:value="968940" calcext:value-type="float">
            <text:p>968940</text:p>
          </table:table-cell>
          <table:table-cell office:value-type="float" office:value="65173" calcext:value-type="float">
            <text:p>65173</text:p>
          </table:table-cell>
          <table:table-cell/>
          <table:table-cell table:formula="of:=[.M20]/([.E20]+[.I20]+[.M20])" office:value-type="percentage" office:value="0.686877522843924" calcext:value-type="percentage">
            <text:p>68.69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67750" calcext:value-type="float">
            <text:p>167750</text:p>
          </table:table-cell>
          <table:table-cell office:value-type="float" office:value="154786" calcext:value-type="float">
            <text:p>154786</text:p>
          </table:table-cell>
          <table:table-cell office:value-type="float" office:value="12964" calcext:value-type="float">
            <text:p>12964</text:p>
          </table:table-cell>
          <table:table-cell/>
          <table:table-cell office:value-type="float" office:value="314150" calcext:value-type="float">
            <text:p>314150</text:p>
          </table:table-cell>
          <table:table-cell office:value-type="float" office:value="297469" calcext:value-type="float">
            <text:p>297469</text:p>
          </table:table-cell>
          <table:table-cell office:value-type="float" office:value="16681" calcext:value-type="float">
            <text:p>16681</text:p>
          </table:table-cell>
          <table:table-cell/>
          <table:table-cell office:value-type="float" office:value="1025969" calcext:value-type="float">
            <text:p>1025969</text:p>
          </table:table-cell>
          <table:table-cell office:value-type="float" office:value="962680" calcext:value-type="float">
            <text:p>962680</text:p>
          </table:table-cell>
          <table:table-cell office:value-type="float" office:value="63289" calcext:value-type="float">
            <text:p>63289</text:p>
          </table:table-cell>
          <table:table-cell/>
          <table:table-cell table:formula="of:=[.M21]/([.E21]+[.I21]+[.M21])" office:value-type="percentage" office:value="0.681010179267007" calcext:value-type="percentage">
            <text:p>68.1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57465" calcext:value-type="float">
            <text:p>157465</text:p>
          </table:table-cell>
          <table:table-cell office:value-type="float" office:value="145083" calcext:value-type="float">
            <text:p>145083</text:p>
          </table:table-cell>
          <table:table-cell office:value-type="float" office:value="12382" calcext:value-type="float">
            <text:p>12382</text:p>
          </table:table-cell>
          <table:table-cell/>
          <table:table-cell office:value-type="float" office:value="303307" calcext:value-type="float">
            <text:p>303307</text:p>
          </table:table-cell>
          <table:table-cell office:value-type="float" office:value="287232" calcext:value-type="float">
            <text:p>287232</text:p>
          </table:table-cell>
          <table:table-cell office:value-type="float" office:value="16075" calcext:value-type="float">
            <text:p>16075</text:p>
          </table:table-cell>
          <table:table-cell/>
          <table:table-cell office:value-type="float" office:value="1029581" calcext:value-type="float">
            <text:p>1029581</text:p>
          </table:table-cell>
          <table:table-cell office:value-type="float" office:value="965584" calcext:value-type="float">
            <text:p>965584</text:p>
          </table:table-cell>
          <table:table-cell office:value-type="float" office:value="63997" calcext:value-type="float">
            <text:p>63997</text:p>
          </table:table-cell>
          <table:table-cell/>
          <table:table-cell table:formula="of:=[.M22]/([.E22]+[.I22]+[.M22])" office:value-type="percentage" office:value="0.692203690483916" calcext:value-type="percentage">
            <text:p>69.22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23339" calcext:value-type="float">
            <text:p>23339</text:p>
          </table:table-cell>
          <table:table-cell office:value-type="float" office:value="10694" calcext:value-type="float">
            <text:p>10694</text:p>
          </table:table-cell>
          <table:table-cell office:value-type="float" office:value="12645" calcext:value-type="float">
            <text:p>12645</text:p>
          </table:table-cell>
          <table:table-cell/>
          <table:table-cell office:value-type="float" office:value="44987" calcext:value-type="float">
            <text:p>44987</text:p>
          </table:table-cell>
          <table:table-cell office:value-type="float" office:value="27924" calcext:value-type="float">
            <text:p>27924</text:p>
          </table:table-cell>
          <table:table-cell office:value-type="float" office:value="17063" calcext:value-type="float">
            <text:p>17063</text:p>
          </table:table-cell>
          <table:table-cell/>
          <table:table-cell office:value-type="float" office:value="211336" calcext:value-type="float">
            <text:p>211336</text:p>
          </table:table-cell>
          <table:table-cell office:value-type="float" office:value="147961" calcext:value-type="float">
            <text:p>147961</text:p>
          </table:table-cell>
          <table:table-cell office:value-type="float" office:value="63375" calcext:value-type="float">
            <text:p>63375</text:p>
          </table:table-cell>
          <table:table-cell/>
          <table:table-cell table:formula="of:=[.M23]/([.E23]+[.I23]+[.M23])" office:value-type="percentage" office:value="0.680843977955158" calcext:value-type="percentage">
            <text:p>68.08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37221" calcext:value-type="float">
            <text:p>37221</text:p>
          </table:table-cell>
          <table:table-cell office:value-type="float" office:value="24178" calcext:value-type="float">
            <text:p>24178</text:p>
          </table:table-cell>
          <table:table-cell office:value-type="float" office:value="13043" calcext:value-type="float">
            <text:p>13043</text:p>
          </table:table-cell>
          <table:table-cell/>
          <table:table-cell office:value-type="float" office:value="82139" calcext:value-type="float">
            <text:p>82139</text:p>
          </table:table-cell>
          <table:table-cell office:value-type="float" office:value="64876" calcext:value-type="float">
            <text:p>64876</text:p>
          </table:table-cell>
          <table:table-cell office:value-type="float" office:value="17263" calcext:value-type="float">
            <text:p>17263</text:p>
          </table:table-cell>
          <table:table-cell/>
          <table:table-cell office:value-type="float" office:value="361086" calcext:value-type="float">
            <text:p>361086</text:p>
          </table:table-cell>
          <table:table-cell office:value-type="float" office:value="297755" calcext:value-type="float">
            <text:p>297755</text:p>
          </table:table-cell>
          <table:table-cell office:value-type="float" office:value="63331" calcext:value-type="float">
            <text:p>63331</text:p>
          </table:table-cell>
          <table:table-cell/>
          <table:table-cell table:formula="of:=[.M24]/([.E24]+[.I24]+[.M24])" office:value-type="percentage" office:value="0.676345888911435" calcext:value-type="percentage">
            <text:p>67.63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61030" calcext:value-type="float">
            <text:p>161030</text:p>
          </table:table-cell>
          <table:table-cell office:value-type="float" office:value="148484" calcext:value-type="float">
            <text:p>148484</text:p>
          </table:table-cell>
          <table:table-cell office:value-type="float" office:value="12546" calcext:value-type="float">
            <text:p>12546</text:p>
          </table:table-cell>
          <table:table-cell/>
          <table:table-cell office:value-type="float" office:value="307976" calcext:value-type="float">
            <text:p>307976</text:p>
          </table:table-cell>
          <table:table-cell office:value-type="float" office:value="291270" calcext:value-type="float">
            <text:p>291270</text:p>
          </table:table-cell>
          <table:table-cell office:value-type="float" office:value="16706" calcext:value-type="float">
            <text:p>16706</text:p>
          </table:table-cell>
          <table:table-cell/>
          <table:table-cell office:value-type="float" office:value="1023109" calcext:value-type="float">
            <text:p>1023109</text:p>
          </table:table-cell>
          <table:table-cell office:value-type="float" office:value="959589" calcext:value-type="float">
            <text:p>959589</text:p>
          </table:table-cell>
          <table:table-cell office:value-type="float" office:value="63520" calcext:value-type="float">
            <text:p>63520</text:p>
          </table:table-cell>
          <table:table-cell/>
          <table:table-cell table:formula="of:=[.M25]/([.E25]+[.I25]+[.M25])" office:value-type="percentage" office:value="0.684689345923339" calcext:value-type="percentage">
            <text:p>68.4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23150" calcext:value-type="float">
            <text:p>23150</text:p>
          </table:table-cell>
          <table:table-cell office:value-type="float" office:value="10248" calcext:value-type="float">
            <text:p>10248</text:p>
          </table:table-cell>
          <table:table-cell office:value-type="float" office:value="12902" calcext:value-type="float">
            <text:p>12902</text:p>
          </table:table-cell>
          <table:table-cell/>
          <table:table-cell office:value-type="float" office:value="44192" calcext:value-type="float">
            <text:p>44192</text:p>
          </table:table-cell>
          <table:table-cell office:value-type="float" office:value="26886" calcext:value-type="float">
            <text:p>26886</text:p>
          </table:table-cell>
          <table:table-cell office:value-type="float" office:value="17306" calcext:value-type="float">
            <text:p>17306</text:p>
          </table:table-cell>
          <table:table-cell/>
          <table:table-cell office:value-type="float" office:value="214389" calcext:value-type="float">
            <text:p>214389</text:p>
          </table:table-cell>
          <table:table-cell office:value-type="float" office:value="149925" calcext:value-type="float">
            <text:p>149925</text:p>
          </table:table-cell>
          <table:table-cell office:value-type="float" office:value="64464" calcext:value-type="float">
            <text:p>64464</text:p>
          </table:table-cell>
          <table:table-cell/>
          <table:table-cell table:formula="of:=[.M26]/([.E26]+[.I26]+[.M26])" office:value-type="percentage" office:value="0.68091938482339" calcext:value-type="percentage">
            <text:p>68.09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71115" calcext:value-type="float">
            <text:p>171115</text:p>
          </table:table-cell>
          <table:table-cell office:value-type="float" office:value="158493" calcext:value-type="float">
            <text:p>158493</text:p>
          </table:table-cell>
          <table:table-cell office:value-type="float" office:value="12622" calcext:value-type="float">
            <text:p>12622</text:p>
          </table:table-cell>
          <table:table-cell/>
          <table:table-cell office:value-type="float" office:value="316770" calcext:value-type="float">
            <text:p>316770</text:p>
          </table:table-cell>
          <table:table-cell office:value-type="float" office:value="299982" calcext:value-type="float">
            <text:p>299982</text:p>
          </table:table-cell>
          <table:table-cell office:value-type="float" office:value="16788" calcext:value-type="float">
            <text:p>16788</text:p>
          </table:table-cell>
          <table:table-cell/>
          <table:table-cell office:value-type="float" office:value="1047400" calcext:value-type="float">
            <text:p>1047400</text:p>
          </table:table-cell>
          <table:table-cell office:value-type="float" office:value="983705" calcext:value-type="float">
            <text:p>983705</text:p>
          </table:table-cell>
          <table:table-cell office:value-type="float" office:value="63695" calcext:value-type="float">
            <text:p>63695</text:p>
          </table:table-cell>
          <table:table-cell/>
          <table:table-cell table:formula="of:=[.M27]/([.E27]+[.I27]+[.M27])" office:value-type="percentage" office:value="0.684120079480157" calcext:value-type="percentage">
            <text:p>68.41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2825" calcext:value-type="float">
            <text:p>22825</text:p>
          </table:table-cell>
          <table:table-cell office:value-type="float" office:value="10295" calcext:value-type="float">
            <text:p>10295</text:p>
          </table:table-cell>
          <table:table-cell office:value-type="float" office:value="12530" calcext:value-type="float">
            <text:p>12530</text:p>
          </table:table-cell>
          <table:table-cell/>
          <table:table-cell office:value-type="float" office:value="43332" calcext:value-type="float">
            <text:p>43332</text:p>
          </table:table-cell>
          <table:table-cell office:value-type="float" office:value="26850" calcext:value-type="float">
            <text:p>26850</text:p>
          </table:table-cell>
          <table:table-cell office:value-type="float" office:value="16482" calcext:value-type="float">
            <text:p>16482</text:p>
          </table:table-cell>
          <table:table-cell/>
          <table:table-cell office:value-type="float" office:value="213465" calcext:value-type="float">
            <text:p>213465</text:p>
          </table:table-cell>
          <table:table-cell office:value-type="float" office:value="149131" calcext:value-type="float">
            <text:p>149131</text:p>
          </table:table-cell>
          <table:table-cell office:value-type="float" office:value="64334" calcext:value-type="float">
            <text:p>64334</text:p>
          </table:table-cell>
          <table:table-cell/>
          <table:table-cell table:formula="of:=[.M28]/([.E28]+[.I28]+[.M28])" office:value-type="percentage" office:value="0.689199322949028" calcext:value-type="percentage">
            <text:p>68.92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71495" calcext:value-type="float">
            <text:p>171495</text:p>
          </table:table-cell>
          <table:table-cell office:value-type="float" office:value="158835" calcext:value-type="float">
            <text:p>158835</text:p>
          </table:table-cell>
          <table:table-cell office:value-type="float" office:value="12660" calcext:value-type="float">
            <text:p>12660</text:p>
          </table:table-cell>
          <table:table-cell/>
          <table:table-cell office:value-type="float" office:value="317688" calcext:value-type="float">
            <text:p>317688</text:p>
          </table:table-cell>
          <table:table-cell office:value-type="float" office:value="300210" calcext:value-type="float">
            <text:p>300210</text:p>
          </table:table-cell>
          <table:table-cell office:value-type="float" office:value="17478" calcext:value-type="float">
            <text:p>17478</text:p>
          </table:table-cell>
          <table:table-cell/>
          <table:table-cell office:value-type="float" office:value="1056711" calcext:value-type="float">
            <text:p>1056711</text:p>
          </table:table-cell>
          <table:table-cell office:value-type="float" office:value="991599" calcext:value-type="float">
            <text:p>991599</text:p>
          </table:table-cell>
          <table:table-cell office:value-type="float" office:value="65112" calcext:value-type="float">
            <text:p>65112</text:p>
          </table:table-cell>
          <table:table-cell/>
          <table:table-cell table:formula="of:=[.M29]/([.E29]+[.I29]+[.M29])" office:value-type="percentage" office:value="0.683590551181102" calcext:value-type="percentage">
            <text:p>68.36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70635" calcext:value-type="float">
            <text:p>170635</text:p>
          </table:table-cell>
          <table:table-cell office:value-type="float" office:value="158163" calcext:value-type="float">
            <text:p>158163</text:p>
          </table:table-cell>
          <table:table-cell office:value-type="float" office:value="12472" calcext:value-type="float">
            <text:p>12472</text:p>
          </table:table-cell>
          <table:table-cell/>
          <table:table-cell office:value-type="float" office:value="316069" calcext:value-type="float">
            <text:p>316069</text:p>
          </table:table-cell>
          <table:table-cell office:value-type="float" office:value="299023" calcext:value-type="float">
            <text:p>299023</text:p>
          </table:table-cell>
          <table:table-cell office:value-type="float" office:value="17046" calcext:value-type="float">
            <text:p>17046</text:p>
          </table:table-cell>
          <table:table-cell/>
          <table:table-cell office:value-type="float" office:value="1053669" calcext:value-type="float">
            <text:p>1053669</text:p>
          </table:table-cell>
          <table:table-cell office:value-type="float" office:value="988984" calcext:value-type="float">
            <text:p>988984</text:p>
          </table:table-cell>
          <table:table-cell office:value-type="float" office:value="64685" calcext:value-type="float">
            <text:p>64685</text:p>
          </table:table-cell>
          <table:table-cell/>
          <table:table-cell table:formula="of:=[.M30]/([.E30]+[.I30]+[.M30])" office:value-type="percentage" office:value="0.686655414371092" calcext:value-type="percentage">
            <text:p>68.67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66772" calcext:value-type="float">
            <text:p>166772</text:p>
          </table:table-cell>
          <table:table-cell office:value-type="float" office:value="154134" calcext:value-type="float">
            <text:p>154134</text:p>
          </table:table-cell>
          <table:table-cell office:value-type="float" office:value="12638" calcext:value-type="float">
            <text:p>12638</text:p>
          </table:table-cell>
          <table:table-cell/>
          <table:table-cell office:value-type="float" office:value="310887" calcext:value-type="float">
            <text:p>310887</text:p>
          </table:table-cell>
          <table:table-cell office:value-type="float" office:value="294126" calcext:value-type="float">
            <text:p>294126</text:p>
          </table:table-cell>
          <table:table-cell office:value-type="float" office:value="16761" calcext:value-type="float">
            <text:p>16761</text:p>
          </table:table-cell>
          <table:table-cell/>
          <table:table-cell office:value-type="float" office:value="1024984" calcext:value-type="float">
            <text:p>1024984</text:p>
          </table:table-cell>
          <table:table-cell office:value-type="float" office:value="961442" calcext:value-type="float">
            <text:p>961442</text:p>
          </table:table-cell>
          <table:table-cell office:value-type="float" office:value="63542" calcext:value-type="float">
            <text:p>63542</text:p>
          </table:table-cell>
          <table:table-cell/>
          <table:table-cell table:formula="of:=[.M31]/([.E31]+[.I31]+[.M31])" office:value-type="percentage" office:value="0.683681044964009" calcext:value-type="percentage">
            <text:p>68.37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6329" calcext:value-type="float">
            <text:p>166329</text:p>
          </table:table-cell>
          <table:table-cell office:value-type="float" office:value="153892" calcext:value-type="float">
            <text:p>153892</text:p>
          </table:table-cell>
          <table:table-cell office:value-type="float" office:value="12437" calcext:value-type="float">
            <text:p>12437</text:p>
          </table:table-cell>
          <table:table-cell/>
          <table:table-cell office:value-type="float" office:value="320615" calcext:value-type="float">
            <text:p>320615</text:p>
          </table:table-cell>
          <table:table-cell office:value-type="float" office:value="303532" calcext:value-type="float">
            <text:p>303532</text:p>
          </table:table-cell>
          <table:table-cell office:value-type="float" office:value="17083" calcext:value-type="float">
            <text:p>17083</text:p>
          </table:table-cell>
          <table:table-cell/>
          <table:table-cell office:value-type="float" office:value="1026692" calcext:value-type="float">
            <text:p>1026692</text:p>
          </table:table-cell>
          <table:table-cell office:value-type="float" office:value="962633" calcext:value-type="float">
            <text:p>962633</text:p>
          </table:table-cell>
          <table:table-cell office:value-type="float" office:value="64059" calcext:value-type="float">
            <text:p>64059</text:p>
          </table:table-cell>
          <table:table-cell/>
          <table:table-cell table:formula="of:=[.M32]/([.E32]+[.I32]+[.M32])" office:value-type="percentage" office:value="0.684544609367486" calcext:value-type="percentage">
            <text:p>68.45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62096" calcext:value-type="float">
            <text:p>162096</text:p>
          </table:table-cell>
          <table:table-cell office:value-type="float" office:value="149427" calcext:value-type="float">
            <text:p>149427</text:p>
          </table:table-cell>
          <table:table-cell office:value-type="float" office:value="12669" calcext:value-type="float">
            <text:p>12669</text:p>
          </table:table-cell>
          <table:table-cell/>
          <table:table-cell office:value-type="float" office:value="313702" calcext:value-type="float">
            <text:p>313702</text:p>
          </table:table-cell>
          <table:table-cell office:value-type="float" office:value="296621" calcext:value-type="float">
            <text:p>296621</text:p>
          </table:table-cell>
          <table:table-cell office:value-type="float" office:value="17081" calcext:value-type="float">
            <text:p>17081</text:p>
          </table:table-cell>
          <table:table-cell/>
          <table:table-cell office:value-type="float" office:value="1040693" calcext:value-type="float">
            <text:p>1040693</text:p>
          </table:table-cell>
          <table:table-cell office:value-type="float" office:value="975139" calcext:value-type="float">
            <text:p>975139</text:p>
          </table:table-cell>
          <table:table-cell office:value-type="float" office:value="65554" calcext:value-type="float">
            <text:p>65554</text:p>
          </table:table-cell>
          <table:table-cell/>
          <table:table-cell table:formula="of:=[.M33]/([.E33]+[.I33]+[.M33])" office:value-type="percentage" office:value="0.687841014018299" calcext:value-type="percentage">
            <text:p>68.78%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SUM([.O2:.O33])/32" office:value-type="percentage" office:value="0.686589393987964" calcext:value-type="percentage">
            <text:p>68.66%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1:17:15.799176639</dc:date>
    <meta:editing-duration>PT1M36S</meta:editing-duration>
    <meta:editing-cycles>1</meta:editing-cycles>
    <meta:document-statistic meta:table-count="1" meta:cell-count="396" meta:object-count="0"/>
    <meta:generator>LibreOffice/5.1.6.2$Linux_X86_64 LibreOffice_project/10m0$Build-2</meta:generator>
  </office:meta>
</office:document-meta>
</file>